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4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44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8pt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28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00" style:font-name="Segoe UI" fo:font-size="36pt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 Semibold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063cm" svg:x="1.735cm" svg:y="0.528cm">
          <draw:text-box>
            <text:p text:style-name="P1"><text:span text:style-name="T1">HYMN #898</text:span></text:p>
            <text:p text:style-name="P1"><text:span text:style-name="T2">“</text:span><text:span text:style-name="T2">The Ancient Law Departs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2" draw:layer="layout" svg:width="24.638cm" svg:height="7.112cm" svg:x="1.524cm" svg:y="0.434cm">
          <draw:text-box>
            <text:p text:style-name="P1"><text:span text:style-name="T3">1. </text:span><text:span text:style-name="T4">The ancient Law departs,</text:span></text:p>
            <text:p text:style-name="P1"><text:span text:style-name="T4">And all its fears remove,</text:span></text:p>
            <text:p text:style-name="P1"><text:span text:style-name="T4">For Jesus makes with faithful hearts</text:span></text:p>
            <text:p text:style-name="P1"><text:span text:style-name="T4">A covenant of lo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3" draw:text-style-name="P2" draw:layer="layout" svg:width="24.638cm" svg:height="7.112cm" svg:x="1.524cm" svg:y="0.508cm">
          <draw:text-box>
            <text:p text:style-name="P1"><text:span text:style-name="T3">2.</text:span><text:span text:style-name="T3"><text:tab/></text:span><text:span text:style-name="T4">The Light of Light divine,</text:span></text:p>
            <text:p text:style-name="P1"><text:span text:style-name="T4">True brightness undefiled,</text:span></text:p>
            <text:p text:style-name="P1"><text:span text:style-name="T4">He bears for us the pain of sin,</text:span></text:p>
            <text:p text:style-name="P1"><text:span text:style-name="T4">A holy, spotless chil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4" draw:text-style-name="P2" draw:layer="layout" svg:width="24.638cm" svg:height="8.701cm" svg:x="1.524cm" svg:y="0.481cm">
          <draw:text-box>
            <text:p text:style-name="P1"><text:span text:style-name="T3">3.</text:span><text:span text:style-name="T3"><text:tab/></text:span><text:span text:style-name="T4">His infant body now</text:span></text:p>
            <text:p text:style-name="P1"><text:span text:style-name="T4">Begins the cross to feel;</text:span></text:p>
            <text:p text:style-name="P1"><text:span text:style-name="T4">Those precious drops of blood that flow</text:span></text:p>
            <text:p text:style-name="P1"><text:span text:style-name="T4">For death the victim seal.</text:span></text:p>
            <text:p text:style-name="P1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3" draw:text-style-name="P2" draw:layer="layout" svg:width="24.638cm" svg:height="7.112cm" svg:x="1.524cm" svg:y="0.508cm">
          <draw:text-box>
            <text:p text:style-name="P1"><text:span text:style-name="T3">4.</text:span><text:span text:style-name="T3"><text:tab/></text:span><text:span text:style-name="T4">Today the name is Thine</text:span></text:p>
            <text:p text:style-name="P1"><text:span text:style-name="T4">At which we bend the knee.</text:span></text:p>
            <text:p text:style-name="P1"><text:span text:style-name="T4">They call Thee Jesus, child divine;</text:span></text:p>
            <text:p text:style-name="P1"><text:span text:style-name="T4">Our Jesus deign to b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5" draw:text-style-name="P2" draw:layer="layout" svg:width="24.638cm" svg:height="11.691cm" svg:x="1.57cm" svg:y="0.457cm">
          <draw:text-box>
            <text:p text:style-name="P1"><text:span text:style-name="T3">5. </text:span><text:span text:style-name="T4">All praise, eternal Son,</text:span></text:p>
            <text:p text:style-name="P1"><text:span text:style-name="T4">For Thy redeeming love,</text:span></text:p>
            <text:p text:style-name="P1"><text:span text:style-name="T4">With Father, Spirit, ever one</text:span></text:p>
            <text:p text:style-name="P1"><text:span text:style-name="T4">In glorious might above.</text:span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><text:s text:c="10"/></text:span><text:span text:style-name="T5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9T19:28:12.628000000</meta:creation-date>
    <dc:date>2019-04-25T20:01:28.577000000</dc:date>
    <meta:editing-duration>PT12M</meta:editing-duration>
    <meta:editing-cycles>3</meta:editing-cycles>
    <meta:generator>LibreOffice/6.1.5.2$Windows_X86_64 LibreOffice_project/90f8dcf33c87b3705e78202e3df5142b201bd805</meta:generator>
    <meta:document-statistic meta:object-count="39"/>
  </office:meta>
</office:document-meta>
</file>